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4" style:parent-style-name="Основнойшрифтабзаца" style:family="text">
      <style:text-properties style:font-name="Helvetica"/>
    </style:style>
    <style:style style:name="T5" style:parent-style-name="Основнойшрифтабзаца" style:family="text">
      <style:text-properties style:font-name="Helvetica" fo:language="en" fo:country="US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8" style:parent-style-name="Основнойшрифтабзаца" style:family="text">
      <style:text-properties style:font-name="Helvetica"/>
    </style:style>
  </office:automatic-styles>
  <office:body>
    <office:text text:use-soft-page-breaks="true">
      <text:p text:style-name="P1">public class Praktikum {</text:p>
      <text:p text:style-name="P2"><text:tab/>public static void main(String[] args) {</text:p>
      <text:p text:style-name="P3"><text:span text:style-name="T4"><text:tab/></text:span><text:span text:style-name="T5">System.out.println(“Hello world!”);</text:span></text:p>
      <text:p text:style-name="P6">}</text:p>
      <text:p text:style-name="P7"><text:span text:style-name="T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ксим Шастин</dc:creator>
    <meta:creation-date>2022-10-27T16:23:00Z</meta:creation-date>
    <dc:date>2022-10-27T16:2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6" meta:character-count="107" meta:row-count="1" meta:non-whitespace-character-count="92"/>
  </office:meta>
</office:document-meta>
</file>